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MSY10" svg:font-family="CMSY10" style:font-family-generic="roman"/>
    <style:font-face style:name="CMTT10" svg:font-family="CMTT10" style:font-family-generic="roman"/>
    <style:font-face style:name="NimbusSanL-Regu" svg:font-family="NimbusSanL-Regu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858cm" fo:margin-left="1.459cm" table:align="left"/>
    </style:style>
    <style:style style:name="Tabela1.A" style:family="table-column">
      <style:table-column-properties style:column-width="3.496cm"/>
    </style:style>
    <style:style style:name="Tabela1.B" style:family="table-column">
      <style:table-column-properties style:column-width="1.68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style:font-name="Times New Roman" fo:font-size="12pt" officeooo:rsid="000fb5ad" officeooo:paragraph-rsid="001109da" style:font-size-asian="12pt" style:font-size-complex="12pt"/>
    </style:style>
    <style:style style:name="P2" style:family="paragraph" style:parent-style-name="Standard" style:list-style-name="L1">
      <style:text-properties style:font-name="Times New Roman" fo:font-size="12pt" officeooo:paragraph-rsid="00125f53" style:font-size-asian="12pt" style:font-size-complex="12pt"/>
    </style:style>
    <style:style style:name="P3" style:family="paragraph" style:parent-style-name="Standard" style:list-style-name="L1">
      <style:text-properties style:font-name="Times New Roman" fo:font-size="12pt" officeooo:paragraph-rsid="001337ba" style:font-size-asian="12pt" style:font-size-complex="12pt"/>
    </style:style>
    <style:style style:name="P4" style:family="paragraph" style:parent-style-name="Standard" style:list-style-name="L1">
      <style:text-properties style:font-name="Times New Roman" fo:font-size="12pt" officeooo:paragraph-rsid="001756ba" style:font-size-asian="12pt" style:font-size-complex="12pt"/>
    </style:style>
    <style:style style:name="P5" style:family="paragraph" style:parent-style-name="Standard" style:list-style-name="L1" style:master-page-name="Standard">
      <style:paragraph-properties style:page-number="auto"/>
      <style:text-properties style:font-name="Times New Roman" fo:font-size="12pt" officeooo:rsid="000fb5ad" officeooo:paragraph-rsid="001109d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officeooo:rsid="001756ba" officeooo:paragraph-rsid="001756ba" style:font-size-asian="12pt" style:font-size-complex="12pt"/>
    </style:style>
    <style:style style:name="T1" style:family="text">
      <style:text-properties officeooo:rsid="00102903"/>
    </style:style>
    <style:style style:name="T2" style:family="text">
      <style:text-properties officeooo:rsid="001109da"/>
    </style:style>
    <style:style style:name="T3" style:family="text">
      <style:text-properties style:font-name="NimbusSanL-Regu" fo:font-size="11pt" style:font-size-asian="11pt"/>
    </style:style>
    <style:style style:name="T4" style:family="text">
      <style:text-properties style:font-name="NimbusSanL-Regu" fo:font-size="11pt" officeooo:rsid="000fb5ad" style:font-size-asian="11pt"/>
    </style:style>
    <style:style style:name="T5" style:family="text">
      <style:text-properties style:font-name="NimbusSanL-Regu" fo:font-size="11pt" officeooo:rsid="0011ce1e" style:font-size-asian="11pt"/>
    </style:style>
    <style:style style:name="T6" style:family="text">
      <style:text-properties style:font-name="NimbusSanL-Regu" fo:font-size="11pt" officeooo:rsid="00125f53" style:font-size-asian="11pt"/>
    </style:style>
    <style:style style:name="T7" style:family="text">
      <style:text-properties style:font-name="NimbusSanL-Regu" fo:font-size="11pt" officeooo:rsid="001337ba" style:font-size-asian="11pt"/>
    </style:style>
    <style:style style:name="T8" style:family="text">
      <style:text-properties style:font-name="NimbusSanL-Regu" fo:font-size="11pt" officeooo:rsid="00152b58" style:font-size-asian="11pt"/>
    </style:style>
    <style:style style:name="T9" style:family="text">
      <style:text-properties style:font-name="NimbusSanL-Regu" fo:font-size="11pt" officeooo:rsid="00155b3d" style:font-size-asian="11pt"/>
    </style:style>
    <style:style style:name="T10" style:family="text">
      <style:text-properties style:font-name="NimbusSanL-Regu" fo:font-size="11pt" officeooo:rsid="00170e73" style:font-size-asian="11pt"/>
    </style:style>
    <style:style style:name="T11" style:family="text">
      <style:text-properties style:font-name="NimbusSanL-Regu" fo:font-size="11pt" officeooo:rsid="001756ba" style:font-size-asian="11pt"/>
    </style:style>
    <style:style style:name="T12" style:family="text">
      <style:text-properties style:font-name="CMTT10" fo:font-size="11pt" officeooo:rsid="0011ce1e" style:font-size-asian="11pt"/>
    </style:style>
    <style:style style:name="T13" style:family="text">
      <style:text-properties style:font-name="CMTT10" fo:font-size="11pt" officeooo:rsid="00125f53" style:font-size-asian="11pt"/>
    </style:style>
    <style:style style:name="T14" style:family="text">
      <style:text-properties style:font-name="CMTT10" fo:font-size="11pt" officeooo:rsid="001337ba" style:font-size-asian="11pt"/>
    </style:style>
    <style:style style:name="T15" style:family="text">
      <style:text-properties style:font-name="CMTT10" fo:font-size="11pt" officeooo:rsid="0013e318" style:font-size-asian="11pt"/>
    </style:style>
    <style:style style:name="T16" style:family="text">
      <style:text-properties style:font-name="CMSY10" fo:font-size="11pt" style:font-size-asian="11pt"/>
    </style:style>
    <style:style style:name="T17" style:family="text">
      <style:text-properties fo:font-size="11pt" style:font-size-asian="11pt"/>
    </style:style>
    <style:style style:name="T18" style:family="text">
      <style:text-properties fo:font-size="11pt" officeooo:rsid="000fb5ad" style:font-size-asian="11pt"/>
    </style:style>
    <style:style style:name="T19" style:family="text">
      <style:text-properties fo:font-size="11pt" officeooo:rsid="0011ce1e" style:font-size-asian="11pt"/>
    </style:style>
    <style:style style:name="T20" style:family="text">
      <style:text-properties fo:font-size="11pt" officeooo:rsid="00125f53" style:font-size-asian="11pt"/>
    </style:style>
    <style:style style:name="T21" style:family="text">
      <style:text-properties fo:font-size="11pt" officeooo:rsid="001337ba" style:font-size-asian="11pt"/>
    </style:style>
    <style:style style:name="T22" style:family="text">
      <style:text-properties fo:font-size="11pt" officeooo:rsid="0013e318" style:font-size-asian="11pt"/>
    </style:style>
    <style:style style:name="T23" style:family="text">
      <style:text-properties fo:font-size="11pt" officeooo:rsid="00152b58" style:font-size-asian="11pt"/>
    </style:style>
    <style:style style:name="T24" style:family="text">
      <style:text-properties fo:font-size="11pt" officeooo:rsid="00155b3d" style:font-size-asian="11pt"/>
    </style:style>
    <style:style style:name="T25" style:family="text">
      <style:text-properties fo:font-size="11pt" officeooo:rsid="00170e73" style:font-size-asian="11pt"/>
    </style:style>
    <style:style style:name="T26" style:family="text">
      <style:text-properties fo:font-size="11pt" officeooo:rsid="001756ba" style:font-size-asian="11pt"/>
    </style:style>
    <style:style style:name="T27" style:family="text">
      <style:text-properties officeooo:rsid="000fb5ad"/>
    </style:style>
    <style:style style:name="T28" style:family="text">
      <style:text-properties officeooo:rsid="0011ce1e"/>
    </style:style>
    <style:style style:name="T29" style:family="text">
      <style:text-properties officeooo:rsid="00125f53"/>
    </style:style>
    <style:style style:name="T30" style:family="text">
      <style:text-properties officeooo:rsid="001337ba"/>
    </style:style>
    <style:style style:name="T31" style:family="text">
      <style:text-properties officeooo:rsid="0013e318"/>
    </style:style>
    <style:style style:name="T32" style:family="text">
      <style:text-properties officeooo:rsid="00152b58"/>
    </style:style>
    <style:style style:name="T33" style:family="text">
      <style:text-properties officeooo:rsid="00155b3d"/>
    </style:style>
    <style:style style:name="T34" style:family="text">
      <style:text-properties officeooo:rsid="00170e73"/>
    </style:style>
    <style:style style:name="T35" style:family="text">
      <style:text-properties officeooo:rsid="001756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0162869086500722" text:style-name="L1">
        <text:list-item>
          <text:p text:style-name="P5">Faça um programa que lê um número inteiro, se o número for positivo crie uma janela azul, se for negativo crie uma janela vermelha e se for zero crie uma janela preta.<text:line-break/>Para criar uma janela com uma certa cor você deve <text:span text:style-name="T2">adicionar</text:span> o seguinte código:<text:line-break/><text:line-break/><text:span text:style-name="T1">#include &lt;janela.h&gt; // funções que controlam a janela</text:span><text:line-break/>//...<text:line-break/><text:span text:style-name="T1">janela *jan;</text:span><text:line-break/>def<text:span text:style-name="T1">ineCorFundo(vermelho, verde, azul);<text:line-break/>// para definir a cor vermelha: </text:span>def<text:span text:style-name="T1">ineCorFundo(255, 0, 0);<text:line-break/>// para definir a cor azul: <text:s text:c="8"/></text:span>def<text:span text:style-name="T1">ineCorFundo(0, 0, 255);<text:line-break/>// para definir a cor preta: <text:s text:c="7"/></text:span>def<text:span text:style-name="T1">ineCorFundo(0, 0, 0);<text:line-break/>jan = criaJanela(800, 600, “teste”);<text:line-break/>// nesse exemplo a janela criada terá 800 pixeis na horizontal, 600 na vertical<text:line-break/>// e seu título será teste<text:line-break/>//...</text:span><text:line-break/></text:p>
        </text:list-item>
        <text:list-item>
          <text:p text:style-name="P1"><text:span text:style-name="T2">Continuando o exercício anterior, crie um texto para ser exibido na tela mostrando o número que foi digitado pelo usuário.<text:line-break/>Para isso adicione o seguinte código:<text:line-break/></text:span><text:line-break/><text:span text:style-name="T2">forma *texto;</text:span><text:line-break/><text:span text:style-name="T2">char buf[10] = “”;<text:line-break/>sprintf(buf, “%d”, val); // val é o inteiro que o programa recebeu do usuário<text:line-break/>texto = geraTexto(tam, buf); // tam é um inteiro que recebe o tamanho<text:line-break/>adicionaForma(jan, texto); // adiciona o texto na janela.h<text:line-break/></text:span></text:p>
        </text:list-item>
        <text:list-item>
          <text:p text:style-name="P2"><text:span text:style-name="T27">Determine se um determinado ano lido é bissexto. Sendo que um ano é bissexto se </text:span>for divis<text:span text:style-name="T28">í</text:span>vel por 400 ou se for divis<text:span text:style-name="T28">í</text:span>vel por 4 e n<text:span text:style-name="T28">ã</text:span>o for divis<text:span text:style-name="T28">í</text:span>vel por 100. <text:span text:style-name="T29">Gere uma janela para retornar o resultado.<text:line-break/>Exemplo de anos bissextos: 1988, 1992, 1996.<text:line-break/></text:span></text:p>
        </text:list-item>
        <text:list-item>
          <text:p text:style-name="P3"><text:span text:style-name="T28">A nota final de um estudante é calculada a partir de trê</text:span>s notas atribu<text:span text:style-name="T30">í</text:span>das respectivamente a um trabalho de laborat<text:span text:style-name="T30">ó</text:span>rio, a uma avalia<text:span text:style-name="T30">çã</text:span>o semestral e a um exame final. A m<text:span text:style-name="T30">é</text:span>dia das tr<text:span text:style-name="T30">ê</text:span>s notas mencionadas anteriormente obedece aos pesos: Trabalho de Laborat<text:span text:style-name="T30">ó</text:span>rio: 2; Avalia<text:span text:style-name="T30">çã</text:span>o Semestral: 3; Exame Final: 5. E de acordo com o resultado mostre na tela se o aluno est<text:span text:style-name="T30">á</text:span> reprovado (m<text:span text:style-name="T30">é</text:span>dia entre 0 e 2,9), de recupera<text:span text:style-name="T30">çã</text:span>o (entre 3 e 4,9) ou se foi aprovado. Fa<text:span text:style-name="T30">ç</text:span>a todas as verifica<text:span text:style-name="T30">çõ</text:span>es necess<text:span text:style-name="T30">á</text:span>rias. <text:span text:style-name="T30">Use texto na cor verde para mostrar aprovação, cor amarela para recuperação e vermelho para reprovação.<text:line-break/>Para definir a cor que o texto será exibido use o seguinte trecho:<text:line-break/><text:line-break/>defineCorInterna(128, 128, 0); // define a cor amarela para as próximas formas<text:line-break/>texto = geraTexto(tam, buf);<text:line-break/></text:span></text:p>
        </text:list-item>
        <text:list-item>
          <text:p text:style-name="P3">Dados tr<text:span text:style-name="T32">ê</text:span>s valores, A, B, C, verificar se eles podem ser valores dos lados de um tri<text:span text:style-name="T32">â</text:span>ngulo e, se forem se <text:span text:style-name="T32">é</text:span> um tri<text:span text:style-name="T32">â</text:span>ngulo escaleno, um tri<text:span text:style-name="T32">â</text:span>ngulo equil<text:span text:style-name="T32">á</text:span>tero ou um tri<text:span text:style-name="T32">â</text:span>ngulo is<text:span text:style-name="T32">ó</text:span>scele. Considerando os seguintes conceitos:<text:line-break/>O comprimento de cada lado de um tri<text:span text:style-name="T32">â</text:span>ngulo <text:span text:style-name="T32">é</text:span> menor do que a soma dos outros dois lados.<text:line-break/>Chama-se equil<text:span text:style-name="T32">á</text:span>tero o tri<text:span text:style-name="T32">â</text:span>ngulo que tem tr<text:span text:style-name="T32">ê</text:span>s lados iguais.<text:line-break/>Denominam-se is<text:span text:style-name="T32">ó</text:span>sceles o tri<text:span text:style-name="T32">â</text:span>ngulo que tem o comprimento de dois lados iguais.<text:line-break/>Recebe o nome de escaleno o tri<text:span text:style-name="T32">â</text:span>ngulo que tem os tr<text:span text:style-name="T32">ê</text:span>s lados diferentes.<text:line-break/><text:line-break/></text:p>
        </text:list-item>
        <text:list-item>
          <text:p text:style-name="P3"><text:soft-page-break/>Usando switch, escreva um programa que leia um inteiro entre 1 e 7 e imprima o dia da semana correspondente a este <text:span text:style-name="T33">número</text:span>. Isto <text:span text:style-name="T33">é</text:span>, domingo, se 1, segunda-feira, se 2, e assim por diante.<text:line-break/></text:p>
        </text:list-item>
        <text:list-item>
          <text:p text:style-name="P3">Fa<text:span text:style-name="T33">ç</text:span>a um programa para verificar se um determinado n<text:span text:style-name="T33">ú</text:span>mero inteiro e divis<text:span text:style-name="T33">í</text:span>vel por 3 ou 5, mas n<text:span text:style-name="T33">ã</text:span>o simultaneamente pelos dois.<text:line-break/></text:p>
        </text:list-item>
        <text:list-item>
          <text:p text:style-name="P3">Uma empresa vende o mesmo produto para quatro diferentes estados. Cada estado possui uma taxa diferente de imposto sobre o produto (MG 7%; SP 12%; RJ 15%; MS 8%). Fa<text:span text:style-name="T34">ç</text:span>a um programa em que o usu<text:span text:style-name="T34">á</text:span>rio entre com o valor e o estado destino do produto e o programa retorne o pre<text:span text:style-name="T34">ç</text:span>o final do produto acrescido do imposto do estado em que ele ser<text:span text:style-name="T34">á</text:span> vendido. Se o estado digitado n<text:span text:style-name="T34">ã</text:span>o for v<text:span text:style-name="T34">á</text:span>lido, mostrar uma mensagem de erro <text:span text:style-name="T34">na janela criada</text:span>.<text:line-break/></text:p>
        </text:list-item>
        <text:list-item>
          <text:p text:style-name="P3">Leia a idade e o tempo de servi<text:span text:style-name="T34">ç</text:span>o de um trabalhador e escreva se ele pode ou n<text:span text:style-name="T34">ã</text:span>o se aposentar. As condi<text:span text:style-name="T34">çõ</text:span>es para aposentadoria s<text:span text:style-name="T34">ã</text:span>o<text:line-break/>Ter pelo menos 65 anos,<text:line-break/>Ou ter trabalhado pelo menos 30 anos,<text:line-break/>Ou ter pelo menos 60 anos e trabalhado pelo menos 25 anos.<text:line-break/></text:p>
        </text:list-item>
        <text:list-item>
          <text:p text:style-name="P3">Leia uma data e determine se ela <text:span text:style-name="T34">é</text:span> v<text:span text:style-name="T34">á</text:span>lida. Ou seja, verifique se o m<text:span text:style-name="T34">ê</text:span>s est<text:span text:style-name="T34">á</text:span> entre 1 e 12, e se o dia existe naquele m<text:span text:style-name="T34">ê</text:span>s. Note que Fevereiro tem 29 dias em anos bissextos, e 28 dias em anos n<text:span text:style-name="T34">ão </text:span>bissextos.<text:line-break/></text:p>
        </text:list-item>
        <text:list-item>
          <text:p text:style-name="P3">Escreva um programa completo que, dados dois n<text:span text:style-name="T34">ú</text:span>meros inteiros, mostre na tela o maior deles, assim como a diferen<text:span text:style-name="T34">ç</text:span>a existente entre ambos, <text:span text:style-name="T35">se forem iguais mande uma mensagem na janela informando que são iguais</text:span>.<text:line-break/></text:p>
        </text:list-item>
        <text:list-item>
          <text:p text:style-name="P3">Escreva um programa completo que aceite, pelo terminal, um n<text:span text:style-name="T34">ú</text:span>mero inteiro maior que zero e devolva, na tela, a soma de todos os seus algarismos. Por exemplo, ao n<text:span text:style-name="T34">ú</text:span>mero 251 corresponder<text:span text:style-name="T34">á</text:span> o valor 8. Se o n<text:span text:style-name="T34">ú</text:span>mero introduzido pelo utilizador n<text:span text:style-name="T34">ã</text:span>o for maior que zero, o programa terminar<text:span text:style-name="T34">á</text:span> sem apresentar qualquer resultado na tela.<text:line-break/></text:p>
        </text:list-item>
        <text:list-item>
          <text:p text:style-name="P4">Escrever um programa que leia o c<text:span text:style-name="T35">ó</text:span>digo do produto escolhido do card<text:span text:style-name="T35">á</text:span>pio de uma lanchonete e a quantidade. Assim, o programa deve calcular o valor a ser pago por aquele lanche. Considere que a cada execu<text:span text:style-name="T35">çã</text:span>o somente ser<text:span text:style-name="T35">á</text:span> calculado um pedido. O card<text:span text:style-name="T35">á</text:span>pio da lanchonete segue o padr<text:span text:style-name="T35">ã</text:span>o abaixo:<text:line-break/></text:p>
        </text:list-item>
      </text:list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6">Especificação</text:p>
          </table:table-cell>
          <table:table-cell table:style-name="Tabela1.A1" office:value-type="string">
            <text:p text:style-name="P6">Código</text:p>
          </table:table-cell>
          <table:table-cell table:style-name="Tabela1.C1" office:value-type="string">
            <text:p text:style-name="P6">Preço</text:p>
          </table:table-cell>
        </table:table-row>
        <table:table-row>
          <table:table-cell table:style-name="Tabela1.A2" office:value-type="string">
            <text:p text:style-name="P6">Cachorro Quente</text:p>
          </table:table-cell>
          <table:table-cell table:style-name="Tabela1.A2" office:value-type="string">
            <text:p text:style-name="P6">100</text:p>
          </table:table-cell>
          <table:table-cell table:style-name="Tabela1.C2" office:value-type="string">
            <text:p text:style-name="P6">1,20</text:p>
          </table:table-cell>
        </table:table-row>
        <table:table-row>
          <table:table-cell table:style-name="Tabela1.A2" office:value-type="string">
            <text:p text:style-name="P6">Bauru Simples</text:p>
          </table:table-cell>
          <table:table-cell table:style-name="Tabela1.A2" office:value-type="string">
            <text:p text:style-name="P6">101</text:p>
          </table:table-cell>
          <table:table-cell table:style-name="Tabela1.C2" office:value-type="string">
            <text:p text:style-name="P6">1,30</text:p>
          </table:table-cell>
        </table:table-row>
        <table:table-row>
          <table:table-cell table:style-name="Tabela1.A2" office:value-type="string">
            <text:p text:style-name="P6">Bauru com Ovo</text:p>
          </table:table-cell>
          <table:table-cell table:style-name="Tabela1.A2" office:value-type="string">
            <text:p text:style-name="P6">102</text:p>
          </table:table-cell>
          <table:table-cell table:style-name="Tabela1.C2" office:value-type="string">
            <text:p text:style-name="P6">1,50</text:p>
          </table:table-cell>
        </table:table-row>
        <table:table-row>
          <table:table-cell table:style-name="Tabela1.A2" office:value-type="string">
            <text:p text:style-name="P6">Hamburger</text:p>
          </table:table-cell>
          <table:table-cell table:style-name="Tabela1.A2" office:value-type="string">
            <text:p text:style-name="P6">103</text:p>
          </table:table-cell>
          <table:table-cell table:style-name="Tabela1.C2" office:value-type="string">
            <text:p text:style-name="P6">1.20</text:p>
          </table:table-cell>
        </table:table-row>
        <table:table-row>
          <table:table-cell table:style-name="Tabela1.A2" office:value-type="string">
            <text:p text:style-name="P6">Cheeseburguer</text:p>
          </table:table-cell>
          <table:table-cell table:style-name="Tabela1.A2" office:value-type="string">
            <text:p text:style-name="P6">104</text:p>
          </table:table-cell>
          <table:table-cell table:style-name="Tabela1.C2" office:value-type="string">
            <text:p text:style-name="P6">1,70</text:p>
          </table:table-cell>
        </table:table-row>
        <table:table-row>
          <table:table-cell table:style-name="Tabela1.A2" office:value-type="string">
            <text:p text:style-name="P6">Suco</text:p>
          </table:table-cell>
          <table:table-cell table:style-name="Tabela1.A2" office:value-type="string">
            <text:p text:style-name="P6">105</text:p>
          </table:table-cell>
          <table:table-cell table:style-name="Tabela1.C2" office:value-type="string">
            <text:p text:style-name="P6">2,20</text:p>
          </table:table-cell>
        </table:table-row>
        <table:table-row>
          <table:table-cell table:style-name="Tabela1.A2" office:value-type="string">
            <text:p text:style-name="P6">Refrigerante</text:p>
          </table:table-cell>
          <table:table-cell table:style-name="Tabela1.A2" office:value-type="string">
            <text:p text:style-name="P6">106</text:p>
          </table:table-cell>
          <table:table-cell table:style-name="Tabela1.C2" office:value-type="string">
            <text:p text:style-name="P6">1,00</text:p>
          </table:table-cell>
        </table:table-row>
      </table:table>
      <text:list xml:id="list214002408161550" text:continue-numbering="true" text:style-name="L1">
        <text:list-header>
          <text:p text:style-name="P4"><text:line-break/><text:line-break/></text:p>
        </text:list-header>
        <text:list-item>
          <text:p text:style-name="P4"><text:soft-page-break/>Fa<text:span text:style-name="T35">ç</text:span>a uma prova de matem<text:span text:style-name="T35">á</text:span>tica para crian<text:span text:style-name="T35">ç</text:span>as que est<text:span text:style-name="T35">ã</text:span>o aprendendo a somar n<text:span text:style-name="T35">ú</text:span>meros inteiros menores do que cem. Escolha n<text:span text:style-name="T35">ú</text:span>meros aleat<text:span text:style-name="T35">ó</text:span>rios entre 1 e 100, e mostre na tela a pergunta: qual <text:span text:style-name="T35">é</text:span> a soma de ”a”+ ”b”, onde ”a”e ”b” s<text:span text:style-name="T35">ã</text:span>os n<text:span text:style-name="T35">ú</text:span>meros aleat<text:span text:style-name="T35">ó</text:span>rios. Pe<text:span text:style-name="T35">ç</text:span>a a resposta. Fa<text:span text:style-name="T35">ç</text:span>a cinco perguntas ao aluno, e mostre para ele as perguntas e as respostas corretas, al<text:span text:style-name="T35">é</text:span>m de quantas vezes o aluno acerto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MSY10" svg:font-family="CMSY10" style:font-family-generic="roman"/>
    <style:font-face style:name="CMTT10" svg:font-family="CMTT10" style:font-family-generic="roman"/>
    <style:font-face style:name="NimbusSanL-Regu" svg:font-family="NimbusSanL-Regu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16:00:10.296000000</meta:creation-date>
    <dc:date>2013-10-01T21:40:02.336000000</dc:date>
    <meta:editing-duration>PT1H9M18S</meta:editing-duration>
    <meta:editing-cycles>10</meta:editing-cycles>
    <meta:generator>LibreOffice/4.1.1.2$Windows_x86 LibreOffice_project/7e4286b58adc75a14f6d83f53a03b6c11fa2903</meta:generator>
    <meta:document-statistic meta:table-count="1" meta:image-count="0" meta:object-count="0" meta:page-count="3" meta:paragraph-count="39" meta:word-count="917" meta:character-count="5221" meta:non-whitespace-character-count="4322"/>
  </office:meta>
</office:document-meta>
</file>